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3 small 1000</text:p>
          </table:table-cell>
          <table:table-cell office:value-type="string" calcext:value-type="string">
            <text:p>approxSilhFull</text:p>
          </table:table-cell>
          <table:table-cell table:number-columns-repeated="3" office:value-type="float" office:value="0.91481954" calcext:value-type="float">
            <text:p>0.91481954</text:p>
          </table:table-cell>
          <table:table-cell table:formula="of:=SUM([.C2:.E2])/3" office:value-type="float" office:value="0.91481954" calcext:value-type="float">
            <text:p>0.91481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table:formula="of:=SUM([.C3:.E3])/3" office:value-type="float" office:value="418" calcext:value-type="float">
            <text:p>4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exactSilhSample</text:p>
          </table:table-cell>
          <table:table-cell table:number-columns-repeated="3" office:value-type="float" office:value="0.9148198" calcext:value-type="float">
            <text:p>0.9148198</text:p>
          </table:table-cell>
          <table:table-cell table:formula="of:=SUM([.C4:.E4])/3" office:value-type="float" office:value="0.9148198" calcext:value-type="float">
            <text:p>0.91481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table:formula="of:=SUM([.C5:.E5])/3" office:value-type="float" office:value="128.333333333333" calcext:value-type="float">
            <text:p>128.333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<text:span text:style-name="T1">3 small</text:span> 80</text:p>
          </table:table-cell>
          <table:table-cell office:value-type="string" calcext:value-type="string">
            <text:p>approxSilhFull</text:p>
          </table:table-cell>
          <table:table-cell office:value-type="float" office:value="0.9216077" calcext:value-type="float">
            <text:p>0.9216077</text:p>
          </table:table-cell>
          <table:table-cell office:value-type="float" office:value="0.92393273" calcext:value-type="float">
            <text:p>0.92393273</text:p>
          </table:table-cell>
          <table:table-cell office:value-type="float" office:value="0.9116199" calcext:value-type="float">
            <text:p>0.9116199</text:p>
          </table:table-cell>
          <table:table-cell table:formula="of:=SUM([.C6:.E6])/3" office:value-type="float" office:value="0.919053443333333" calcext:value-type="float">
            <text:p>0.91905344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96" calcext:value-type="float">
            <text:p>196</text:p>
          </table:table-cell>
          <table:table-cell table:formula="of:=SUM([.C7:.E7])/3" office:value-type="float" office:value="182.333333333333" calcext:value-type="float">
            <text:p>182.333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exactSilhSample</text:p>
          </table:table-cell>
          <table:table-cell office:value-type="float" office:value="0.81886184" calcext:value-type="float">
            <text:p>0.81886184</text:p>
          </table:table-cell>
          <table:table-cell office:value-type="float" office:value="0.82346004" calcext:value-type="float">
            <text:p>0.82346004</text:p>
          </table:table-cell>
          <table:table-cell office:value-type="float" office:value="0.82836264" calcext:value-type="float">
            <text:p>0.82836264</text:p>
          </table:table-cell>
          <table:table-cell table:formula="of:=SUM([.C8:.E8])/3" office:value-type="float" office:value="0.823561506666667" calcext:value-type="float">
            <text:p>0.823561506666667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C9:.E9])/3" office:value-type="float" office:value="10.6666666666667" calcext:value-type="float">
            <text:p>10.666666666666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<text:span text:style-name="T1">3 small</text:span> 40</text:p>
          </table:table-cell>
          <table:table-cell office:value-type="string" calcext:value-type="string">
            <text:p>approxSilhFull</text:p>
          </table:table-cell>
          <table:table-cell office:value-type="float" office:value="0.8913301" calcext:value-type="float">
            <text:p>0.8913301</text:p>
          </table:table-cell>
          <table:table-cell office:value-type="float" office:value="0.92904323" calcext:value-type="float">
            <text:p>0.92904323</text:p>
          </table:table-cell>
          <table:table-cell office:value-type="float" office:value="0.9056547" calcext:value-type="float">
            <text:p>0.9056547</text:p>
          </table:table-cell>
          <table:table-cell table:formula="of:=SUM([.C10:.E10])/3" office:value-type="float" office:value="0.90867601" calcext:value-type="float">
            <text:p>0.908676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table:formula="of:=SUM([.C11:.E11])/3" office:value-type="float" office:value="146" calcext:value-type="float">
            <text:p>1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exactSilhSample</text:p>
          </table:table-cell>
          <table:table-cell office:value-type="float" office:value="0.7683077" calcext:value-type="float">
            <text:p>0.7683077</text:p>
          </table:table-cell>
          <table:table-cell office:value-type="float" office:value="0.7945365" calcext:value-type="float">
            <text:p>0.7945365</text:p>
          </table:table-cell>
          <table:table-cell office:value-type="float" office:value="0.7754911" calcext:value-type="float">
            <text:p>0.7754911</text:p>
          </table:table-cell>
          <table:table-cell table:formula="of:=SUM([.C12:.E12])/3" office:value-type="float" office:value="0.7794451" calcext:value-type="float">
            <text:p>0.7794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13:.E13])/3" office:value-type="float" office:value="8.33333333333333" calcext:value-type="float">
            <text:p>8.33333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3 large 2000</text:p>
          </table:table-cell>
          <table:table-cell office:value-type="string" calcext:value-type="string">
            <text:p>approxSilhFull</text:p>
          </table:table-cell>
          <table:table-cell office:value-type="float" office:value="0.49616575" calcext:value-type="float">
            <text:p>0.49616575</text:p>
          </table:table-cell>
          <table:table-cell office:value-type="float" office:value="0.48914406" calcext:value-type="float">
            <text:p>0.48914406</text:p>
          </table:table-cell>
          <table:table-cell office:value-type="float" office:value="0.48873425" calcext:value-type="float">
            <text:p>0.48873425</text:p>
          </table:table-cell>
          <table:table-cell table:formula="of:=SUM([.C14:.E14])/3" office:value-type="float" office:value="0.49134802" calcext:value-type="float">
            <text:p>0.491348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678" calcext:value-type="float">
            <text:p>88678</text:p>
          </table:table-cell>
          <table:table-cell office:value-type="float" office:value="88784" calcext:value-type="float">
            <text:p>88784</text:p>
          </table:table-cell>
          <table:table-cell office:value-type="float" office:value="82360" calcext:value-type="float">
            <text:p>82360</text:p>
          </table:table-cell>
          <table:table-cell table:formula="of:=SUM([.C15:.E15])/3" office:value-type="float" office:value="86607.3333333333" calcext:value-type="float">
            <text:p>86607.3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exactSilhSample</text:p>
          </table:table-cell>
          <table:table-cell office:value-type="float" office:value="0.4864671" calcext:value-type="float">
            <text:p>0.4864671</text:p>
          </table:table-cell>
          <table:table-cell office:value-type="float" office:value="0.48097" calcext:value-type="float">
            <text:p>0.48097</text:p>
          </table:table-cell>
          <table:table-cell office:value-type="float" office:value="0.47069976" calcext:value-type="float">
            <text:p>0.47069976</text:p>
          </table:table-cell>
          <table:table-cell table:formula="of:=SUM([.C16:.E16])/3" office:value-type="float" office:value="0.479378953333333" calcext:value-type="float">
            <text:p>0.47937895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908" calcext:value-type="float">
            <text:p>1908</text:p>
          </table:table-cell>
          <table:table-cell office:value-type="float" office:value="1800" calcext:value-type="float">
            <text:p>1800</text:p>
          </table:table-cell>
          <table:table-cell table:formula="of:=SUM([.C17:.E17])/3" office:value-type="float" office:value="1869.33333333333" calcext:value-type="float">
            <text:p>1869.33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10 large 2000</text:p>
          </table:table-cell>
          <table:table-cell office:value-type="string" calcext:value-type="string">
            <text:p>approxSilhFull</text:p>
          </table:table-cell>
          <table:table-cell office:value-type="float" office:value="0.6288496" calcext:value-type="float">
            <text:p>0.6288496</text:p>
          </table:table-cell>
          <table:table-cell office:value-type="float" office:value="0.62718284" calcext:value-type="float">
            <text:p>0.62718284</text:p>
          </table:table-cell>
          <table:table-cell office:value-type="float" office:value="0.6290731" calcext:value-type="float">
            <text:p>0.6290731</text:p>
          </table:table-cell>
          <table:table-cell table:formula="of:=SUM([.C18:.E18])/3" office:value-type="float" office:value="0.628368513333333" calcext:value-type="float">
            <text:p>0.62836851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9279" calcext:value-type="float">
            <text:p>289279</text:p>
          </table:table-cell>
          <table:table-cell office:value-type="float" office:value="252912" calcext:value-type="float">
            <text:p>252912</text:p>
          </table:table-cell>
          <table:table-cell office:value-type="float" office:value="282777" calcext:value-type="float">
            <text:p>282777</text:p>
          </table:table-cell>
          <table:table-cell table:formula="of:=SUM([.C19:.E19])/3" office:value-type="float" office:value="274989.333333333" calcext:value-type="float">
            <text:p>274989.333333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exactSilhSample</text:p>
          </table:table-cell>
          <table:table-cell office:value-type="float" office:value="0.5351003" calcext:value-type="float">
            <text:p>0.5351003</text:p>
          </table:table-cell>
          <table:table-cell office:value-type="float" office:value="0.52975595" calcext:value-type="float">
            <text:p>0.52975595</text:p>
          </table:table-cell>
          <table:table-cell office:value-type="float" office:value="0.53409594" calcext:value-type="float">
            <text:p>0.53409594</text:p>
          </table:table-cell>
          <table:table-cell table:formula="of:=SUM([.C20:.E20])/3" office:value-type="float" office:value="0.532984063333333" calcext:value-type="float">
            <text:p>0.53298406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82" calcext:value-type="float">
            <text:p>19382</text:p>
          </table:table-cell>
          <table:table-cell office:value-type="float" office:value="17256" calcext:value-type="float">
            <text:p>17256</text:p>
          </table:table-cell>
          <table:table-cell office:value-type="float" office:value="19658" calcext:value-type="float">
            <text:p>19658</text:p>
          </table:table-cell>
          <table:table-cell table:formula="of:=SUM([.C21:.E21])/3" office:value-type="float" office:value="18765.3333333333" calcext:value-type="float">
            <text:p>18765.3333333333</text:p>
          </table:table-cell>
          <table:table-cell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2P0"/>
    </number:currency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20:03:16.697000000</meta:creation-date>
    <dc:date>2021-05-12T20:49:18.977000000</dc:date>
    <meta:editing-duration>PT14M31S</meta:editing-duration>
    <meta:editing-cycles>2</meta:editing-cycles>
    <meta:generator>LibreOffice/7.1.0.3$Windows_X86_64 LibreOffice_project/f6099ecf3d29644b5008cc8f48f42f4a40986e4c</meta:generator>
    <meta:document-statistic meta:table-count="1" meta:cell-count="109" meta:object-count="0"/>
  </office:meta>
</office:document-meta>
</file>